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333333" style:font-name="Open Sans" fo:font-size="10.5pt" fo:letter-spacing="normal" fo:font-style="normal" fo:font-weight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/>
    </style:style>
    <style:style style:name="T3" style:family="text">
      <style:text-properties fo:language="en" fo:country="US" fo:font-weight="bold" officeooo:rsid="00010f62"/>
    </style:style>
    <style:style style:name="T4" style:family="text">
      <style:text-properties fo:language="en" fo:country="US" officeooo:rsid="00010f62" style:font-style-asian="normal" style:font-style-complex="normal"/>
    </style:style>
    <style:style style:name="T5" style:family="text">
      <style:text-properties fo:font-weight="bold"/>
    </style:style>
    <style:style style:name="T6" style:family="text">
      <style:text-properties fo:font-size="7.5pt"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ADSL: </text:span><text:span text:style-name="T1">Asymmetric Digital Subscriber Line</text:span><text:span text:style-name="T2">.</text:span></text:p>
      <text:p text:style-name="P1"><text:span text:style-name="T2">AGP: </text:span><text:span text:style-name="T1">Accelerated Graphics Port..</text:span></text:p>
      <text:p text:style-name="P1"><text:span text:style-name="T2">AI: </text:span><text:span text:style-name="T1">Short for Artificial Intelligence.</text:span></text:p>
      <text:p text:style-name="P1"><text:span text:style-name="T2">AV: </text:span><text:span text:style-name="T1">Short for AntiVirus.</text:span></text:p>
      <text:p text:style-name="P1"><text:span text:style-name="T2">BIOS: </text:span><text:span text:style-name="T1">Basic Input-Output System.</text:span></text:p>
      <text:p text:style-name="P1"><text:span text:style-name="T2">BIT: </text:span><text:span text:style-name="T1">Abbreviation of ‘BInary digiT’. </text:span></text:p>
      <text:p text:style-name="P1"><text:span text:style-name="T2">BsoD: </text:span><text:span text:style-name="T1">Blue Screen of Death.</text:span></text:p>
      <text:p text:style-name="P1"><text:span text:style-name="T2">BTC: </text:span><text:span text:style-name="T1">BiTCoin.</text:span></text:p>
      <text:p text:style-name="P1"><text:span text:style-name="T2">CAPTCHA: </text:span><text:span text:style-name="T1">Completely Automated Public Turing test to tell Computers and Humans Apart.</text:span></text:p>
      <text:p text:style-name="P1"><text:span text:style-name="T2">CD: </text:span><text:span text:style-name="T1">Compact Disc.</text:span></text:p>
      <text:p text:style-name="P1"><text:span text:style-name="T2">CD-ROM: </text:span><text:span text:style-name="T1">Compact Disc Read-Only Memory.</text:span></text:p>
      <text:p text:style-name="P1"><text:span text:style-name="T2">CD-RW: </text:span><text:span text:style-name="T1">Compact Disc Re-Writable.</text:span></text:p>
      <text:p text:style-name="P1"><text:span text:style-name="T2">CODEC: </text:span><text:span text:style-name="T1">COder/DECoder.</text:span></text:p>
      <text:p text:style-name="P1"><text:span text:style-name="T2">CPU: </text:span><text:span text:style-name="T1">Central Processing Unit, or Processor.</text:span></text:p>
      <text:p text:style-name="P1"><text:span text:style-name="T2">DDR: </text:span><text:span text:style-name="T1">Double Data Rate.</text:span></text:p>
      <text:p text:style-name="P1"><text:span text:style-name="T2">DIMM: </text:span><text:span text:style-name="T1">Dual In-Line Memory Module.</text:span></text:p>
      <text:p text:style-name="P1"><text:span text:style-name="T2">DLC: </text:span><text:span text:style-name="T1">DownLoadable Content.</text:span></text:p>
      <text:p text:style-name="P1"><text:span text:style-name="T2">DRAM: </text:span><text:span text:style-name="T1">Dynamic Random Access Memory.</text:span></text:p>
      <text:p text:style-name="P1"><text:span text:style-name="T2">DV: </text:span><text:span text:style-name="T1">Digital Video.</text:span></text:p>
      <text:p text:style-name="P1"><text:span text:style-name="T2">DVD: </text:span><text:span text:style-name="T1">Digital Versatile Disc.</text:span></text:p>
      <text:p text:style-name="P1"><text:span text:style-name="T2">DVI: </text:span><text:span text:style-name="T1">Digital Video Interface.</text:span></text:p>
      <text:p text:style-name="P1"><text:span text:style-name="T2">ECC: </text:span><text:span text:style-name="T1">Error Correction Code.</text:span></text:p>
      <text:p text:style-name="P1"><text:span text:style-name="T5">EOL: </text:span>End Of Life.</text:p>
      <text:p text:style-name="P1"><text:span text:style-name="T2">FAQ: </text:span><text:span text:style-name="T1">Frequently Asked Questions.</text:span></text:p>
      <text:p text:style-name="P1"><text:span text:style-name="T2">FSB: </text:span><text:span text:style-name="T1">Front Side Bus. </text:span></text:p>
      <text:p text:style-name="P1"><text:span text:style-name="T2">FTP: </text:span><text:span text:style-name="T1">File Transfer Protocol.</text:span></text:p>
      <text:p text:style-name="P1"><text:span text:style-name="T2">GIF: </text:span><text:span text:style-name="T1">Graphics Interchange Format.</text:span></text:p>
      <text:p text:style-name="P1"><text:span text:style-name="T2">GPU: </text:span><text:span text:style-name="T1">Graphics Processing Unit.</text:span></text:p>
      <text:p text:style-name="P1"><text:span text:style-name="T2">GUI: </text:span><text:span text:style-name="T1">Graphical User Interface.</text:span></text:p>
      <text:p text:style-name="P1"><text:span text:style-name="T2">HD: </text:span><text:span text:style-name="T1">High Definition.</text:span></text:p>
      <text:p text:style-name="P1"><text:span text:style-name="T2">HDD: </text:span><text:span text:style-name="T1">Hard Disk Drive.</text:span></text:p>
      <text:p text:style-name="P1"><text:span text:style-name="T2">HDMI: </text:span><text:span text:style-name="T1">High-Definition Multimedia Interface.</text:span></text:p>
      <text:p text:style-name="P1"><text:soft-page-break/><text:span text:style-name="T2">HDTV: </text:span><text:span text:style-name="T1">High-Definition Television.</text:span></text:p>
      <text:p text:style-name="P1"><text:span text:style-name="T5">HTML: </text:span>Hyper-Text Mark-up Language.</text:p>
      <text:p text:style-name="P1"><text:span text:style-name="T2">I/O: </text:span><text:span text:style-name="T1">Input/Output.</text:span></text:p>
      <text:p text:style-name="P1"><text:span text:style-name="T2">IP:</text:span><text:span text:style-name="T1"> </text:span><text:span text:style-name="T4">I</text:span><text:span text:style-name="T1">nternet Protocol. </text:span></text:p>
      <text:p text:style-name="P1"><text:span text:style-name="T2">ID10T: </text:span><text:span text:style-name="T1">Pronounced "Eye Dee Ten Tee."</text:span></text:p>
      <text:p text:style-name="P1"><text:span text:style-name="T2">IDE: </text:span><text:span text:style-name="T1">Integrated Development Environment. </text:span></text:p>
      <text:p text:style-name="P1"><text:span text:style-name="T2">IEEE: </text:span><text:span text:style-name="T1">Institute of Electrical and Electronics Engineers.</text:span></text:p>
      <text:p text:style-name="P1"><text:span text:style-name="T2">IGP: </text:span><text:span text:style-name="T1">Integrated Graphics Processor. </text:span></text:p>
      <text:p text:style-name="P1"><text:span text:style-name="T1"/></text:p>
      <text:p text:style-name="P1"><text:span text:style-name="T2">IRQ: </text:span><text:span text:style-name="T3">I</text:span><text:span text:style-name="T1">nterrupt Request.</text:span></text:p>
      <text:p text:style-name="P1"><text:span text:style-name="T2">ISA: </text:span><text:span text:style-name="T1">Industry Standard Architecture.</text:span></text:p>
      <text:p text:style-name="P1"><text:span text:style-name="T2">ISP: </text:span><text:span text:style-name="T1">Internet Service Provider. </text:span></text:p>
      <text:p text:style-name="P1"><text:span text:style-name="T5">ICT: </text:span>Information and Communication Technologies.</text:p>
      <text:p text:style-name="P1"><text:span text:style-name="T5">JPEG: </text:span>Joint Photographic Experts Group. </text:p>
      <text:p text:style-name="P1"><text:span text:style-name="T1"/></text:p>
      <text:p text:style-name="P1"><text:span text:style-name="T2">LAN: </text:span><text:span text:style-name="T1">Local Area Network.</text:span></text:p>
      <text:p text:style-name="P1"><text:span text:style-name="T2">LASER: </text:span><text:span text:style-name="T1">Light Amplification by Stimulated Emission of Radiation. </text:span></text:p>
      <text:p text:style-name="P1"><text:span text:style-name="T2">LCD: </text:span><text:span text:style-name="T1">Liquid Crystal Display.</text:span></text:p>
      <text:p text:style-name="P1"><text:span text:style-name="T2">LED: </text:span><text:span text:style-name="T1">Light-Emitting Diode. </text:span></text:p>
      <text:p text:style-name="P1"><text:span text:style-name="T2">MAC: </text:span><text:span text:style-name="T1">Short for Macintosh</text:span></text:p>
      <text:p text:style-name="P1"><text:span text:style-name="T2">MAC Address: </text:span><text:span text:style-name="T1">Media Access Control Address. </text:span></text:p>
      <text:p text:style-name="P1"><text:span text:style-name="T2">MALWARE: </text:span><text:span text:style-name="T1">Short for MALicious SoftWARE. </text:span></text:p>
      <text:p text:style-name="P1"><text:span text:style-name="T2">MBR: </text:span><text:span text:style-name="T1">Master Boot Record.</text:span></text:p>
      <text:p text:style-name="P1"><text:span text:style-name="T2">MIPS: </text:span><text:span text:style-name="T1">Million Instructions per Second.</text:span></text:p>
      <text:p text:style-name="P1"><text:span text:style-name="T2">MOBO: </text:span><text:span text:style-name="T1">MOtherBOard.</text:span></text:p>
      <text:p text:style-name="P1"><text:span text:style-name="T2">MODEM: </text:span><text:span text:style-name="T1">Short for ‘MOdulator/DEModulator’.</text:span></text:p>
      <text:p text:style-name="P1"><text:span text:style-name="T2">MS-DOS: </text:span><text:span text:style-name="T1">MicroSoft Disk Operating System. </text:span></text:p>
      <text:p text:style-name="P1"><text:span text:style-name="T2">NIC: </text:span><text:span text:style-name="T1">Network Interface Card. </text:span></text:p>
      <text:p text:style-name="P1"><text:span text:style-name="T2">NPC</text:span><text:span text:style-name="T1">: Non-Playable Character. </text:span></text:p>
      <text:p text:style-name="P1"><text:span text:style-name="T2">NTFS: </text:span><text:span text:style-name="T1">New Technology File System.</text:span></text:p>
      <text:p text:style-name="P1"><text:span text:style-name="T2">NVMe SSD: </text:span><text:span text:style-name="T1">Non-Volatile Memory express SSD. </text:span></text:p>
      <text:p text:style-name="P1"><text:span text:style-name="T2">NVRAM: </text:span><text:span text:style-name="T1">Non-Volatile Random Access Memory. </text:span></text:p>
      <text:p text:style-name="P1"><text:soft-page-break/><text:span text:style-name="T2">OC: </text:span><text:span text:style-name="T1">OverClock. </text:span></text:p>
      <text:p text:style-name="P1"><text:span text:style-name="T2">OEM: </text:span><text:span text:style-name="T1">Original Equipment Manufacturer. </text:span></text:p>
      <text:p text:style-name="P1"><text:span text:style-name="T2">OS: </text:span><text:span text:style-name="T1">Operating System. </text:span></text:p>
      <text:p text:style-name="P1"><text:span text:style-name="T2">OSD: </text:span><text:span text:style-name="T1">On Screen Display.</text:span></text:p>
      <text:p text:style-name="P1"><text:span text:style-name="T2">PC: </text:span><text:span text:style-name="T1">Personal Computer. </text:span></text:p>
      <text:p text:style-name="P1"><text:span text:style-name="T2">PCB: </text:span><text:span text:style-name="T1">Printed Circuit Board. </text:span></text:p>
      <text:p text:style-name="P1"><text:span text:style-name="T2">PCI: </text:span><text:span text:style-name="T1">Peripheral Component Interconnect. </text:span></text:p>
      <text:p text:style-name="P1"><text:span text:style-name="T2">PCI-X: </text:span><text:span text:style-name="T1">Peripheral Component Interconnect Extended. </text:span></text:p>
      <text:p text:style-name="P1"><text:span text:style-name="T2">PCMCIA: </text:span><text:span text:style-name="T1">Personal Computer Memory Card International Association. </text:span></text:p>
      <text:p text:style-name="P1"><text:span text:style-name="T2">PDF: </text:span><text:span text:style-name="T1">Portable Document Format. </text:span></text:p>
      <text:p text:style-name="P1"><text:span text:style-name="T2">PEBKAC: </text:span><text:span text:style-name="T1">Problem Exists Between Keyboard and Chair.</text:span></text:p>
      <text:p text:style-name="P1"><text:span text:style-name="T2">PIXEL: </text:span><text:span text:style-name="T1">PICture ELement.</text:span></text:p>
      <text:p text:style-name="P1"><text:span text:style-name="T2">PS/2: </text:span><text:span text:style-name="T1">Personal System/2. </text:span></text:p>
      <text:p text:style-name="P1"><text:span text:style-name="T2">PSU: </text:span><text:span text:style-name="T1">Power Supply Unit. </text:span></text:p>
      <text:p text:style-name="P1"><text:span text:style-name="T2">QR CODE: </text:span><text:span text:style-name="T1">Quick Response code. </text:span></text:p>
      <text:p text:style-name="P1"><text:span text:style-name="T2">RAID: </text:span><text:span text:style-name="T1">Redundant Array of Independent Disks.</text:span></text:p>
      <text:p text:style-name="P1"><text:span text:style-name="T2">RAM: </text:span><text:span text:style-name="T1">Random-Access Memory. </text:span></text:p>
      <text:p text:style-name="P1"><text:span text:style-name="T2">RDRAM: </text:span><text:span text:style-name="T1">Rambus Dynamic Random Access Memory.</text:span></text:p>
      <text:p text:style-name="P1"><text:span text:style-name="T2">RJ45: </text:span><text:span text:style-name="T1">Registered Jack-45. </text:span></text:p>
      <text:p text:style-name="P1"><text:span text:style-name="T2">RMA:</text:span><text:span text:style-name="T3"> </text:span><text:span text:style-name="T1">Return Merchandise Authorization. </text:span></text:p>
      <text:p text:style-name="P1"><text:span text:style-name="T2">ROM: </text:span><text:span text:style-name="T1">Read-Only Memory.</text:span></text:p>
      <text:p text:style-name="P1"><text:span text:style-name="T2">RTFM: </text:span><text:span text:style-name="T1">Read The F*** Manual. </text:span></text:p>
      <text:p text:style-name="P1"><text:span text:style-name="T2">SaaS: </text:span><text:span text:style-name="T1">Software as a Service. </text:span></text:p>
      <text:p text:style-name="P1"><text:span text:style-name="T2">SATA: </text:span><text:span text:style-name="T1">Serial Advanced Technology Attachment. </text:span></text:p>
      <text:p text:style-name="P1"><text:span text:style-name="T2">SCSI: </text:span><text:span text:style-name="T1">Small Computer System Interface. Pronounced "skuzzy." </text:span></text:p>
      <text:p text:style-name="P1"><text:span text:style-name="T2">SMART: </text:span><text:span text:style-name="T1">Self-Monitoring Analysis And Reporting Technology.</text:span></text:p>
      <text:p text:style-name="P1"><text:span text:style-name="T2">SPOF: </text:span><text:span text:style-name="T1">Single Point of Failure. </text:span></text:p>
      <text:p text:style-name="P1"><text:span text:style-name="T2">SRAM: </text:span><text:span text:style-name="T1">Static Random Access Memory. </text:span></text:p>
      <text:p text:style-name="P1"><text:span text:style-name="T2">SSD: </text:span><text:span text:style-name="T1">Solid State Drive.</text:span></text:p>
      <text:p text:style-name="P1"><text:span text:style-name="T2">TDP: </text:span><text:span text:style-name="T1">Thermal Design Power. </text:span></text:p>
      <text:p text:style-name="P1"><text:span text:style-name="T2">UEFI: </text:span><text:span text:style-name="T1">Unified Extensible Firmware Interface.</text:span></text:p>
      <text:p text:style-name="P1"><text:span text:style-name="T2">UPC BARCODE: </text:span><text:span text:style-name="T1">Universal Product Code. </text:span></text:p>
      <text:p text:style-name="P1"><text:soft-page-break/><text:span text:style-name="T2">UPS: </text:span><text:span text:style-name="T1">Uninterruptible Power Supply.</text:span></text:p>
      <text:p text:style-name="P1"><text:span text:style-name="T2">USB: </text:span><text:span text:style-name="T1">Universal Serial Bus.</text:span></text:p>
      <text:p text:style-name="P1"><text:span text:style-name="T2">VGA: </text:span><text:span text:style-name="T1">Video Graphics Array. </text:span></text:p>
      <text:p text:style-name="P1"><text:span text:style-name="T2">VDU: </text:span><text:span text:style-name="T1">Visual Display Unit.</text:span></text:p>
      <text:p text:style-name="P1"><text:span text:style-name="T2">VRAM: </text:span><text:span text:style-name="T1">Video Random Access Memory.</text:span></text:p>
      <text:p text:style-name="P1"><text:span text:style-name="T2">WEBINAR</text:span><text:span text:style-name="T1">: WEB semINAR. </text:span></text:p>
      <text:p text:style-name="P1"><text:span text:style-name="T2">WIDGET:</text:span><text:span text:style-name="T3"> </text:span><text:span text:style-name="T1">WIndow gaDGET. </text:span></text:p>
      <text:p text:style-name="P1"><text:span text:style-name="T2">WIMP: </text:span><text:span text:style-name="T1">Windows, Icons, Menus and Pointer</text:span></text:p>
      <text:p text:style-name="P1"><text:span text:style-name="T2">WWW</text:span><text:span text:style-name="T1">: World Wide Web, or simply, Web. An information service that operates via the wiring of the Internet.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1.2$Windows_X86_64 LibreOffice_project/4d224e95b98b138af42a64d84056446d09082932</meta:generator>
    <dc:date>2021-11-30T10:27:25.971000000</dc:date>
    <meta:editing-duration>PT2M9S</meta:editing-duration>
    <meta:editing-cycles>1</meta:editing-cycles>
    <meta:document-statistic meta:table-count="0" meta:image-count="0" meta:object-count="0" meta:page-count="4" meta:paragraph-count="103" meta:word-count="462" meta:character-count="3453" meta:non-whitespace-character-count="3052"/>
  </office:meta>
</office:document-meta>
</file>